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903cm" table:align="margins" style:writing-mode="lr-tb"/>
    </style:style>
    <style:style style:name="Table5.A" style:family="table-column">
      <style:table-column-properties style:column-width="17.903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02d035" officeooo:paragraph-rsid="0002d035"/>
    </style:style>
    <style:style style:name="P7" style:family="paragraph" style:parent-style-name="Table_20_Contents">
      <style:text-properties officeooo:rsid="00068520" officeooo:paragraph-rsid="00068520"/>
    </style:style>
    <style:style style:name="P8" style:family="paragraph" style:parent-style-name="Table_20_Contents">
      <style:text-properties officeooo:rsid="0008d45c" officeooo:paragraph-rsid="0008d45c"/>
    </style:style>
    <style:style style:name="P9" style:family="paragraph" style:parent-style-name="Table_20_Contents">
      <style:text-properties officeooo:rsid="0009f168" officeooo:paragraph-rsid="0009f168"/>
    </style:style>
    <style:style style:name="P10" style:family="paragraph" style:parent-style-name="Table_20_Contents">
      <style:text-properties officeooo:rsid="000a8acc" officeooo:paragraph-rsid="000a8acc"/>
    </style:style>
    <style:style style:name="P11" style:family="paragraph" style:parent-style-name="Table_20_Contents">
      <style:text-properties officeooo:rsid="000b8963" officeooo:paragraph-rsid="000b8963"/>
    </style:style>
    <style:style style:name="P12" style:family="paragraph" style:parent-style-name="Table_20_Contents">
      <style:text-properties officeooo:rsid="000d4bcc" officeooo:paragraph-rsid="000d4bcc"/>
    </style:style>
    <style:style style:name="P13" style:family="paragraph" style:parent-style-name="Table_20_Contents">
      <style:text-properties officeooo:rsid="000e0162" officeooo:paragraph-rsid="000e0162"/>
    </style:style>
    <style:style style:name="P14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5" style:family="paragraph" style:parent-style-name="Table_20_Contents">
      <style:text-properties officeooo:rsid="0002d035" officeooo:paragraph-rsid="0002d035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1da2"/>
    </style:style>
    <style:style style:name="T4" style:family="text">
      <style:text-properties officeooo:rsid="00048885"/>
    </style:style>
    <style:style style:name="T5" style:family="text">
      <style:text-properties officeooo:rsid="000b8963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4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Emilio Chica Jimén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<text:span text:style-name="T3">d</text:span>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<text:span text:style-name="T4">a) </text:span>uptime = tiempo activo 4 min </text:p>
            <text:p text:style-name="P6"><text:span text:style-name="T4">b) </text:span>uptime = 2 users trabajando</text:p>
            <text:p text:style-name="P6"><text:span text:style-name="T4">c) </text:span>uptime = carga media a los 15 min 0,22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a) </text:p>
            <text:p text:style-name="P7">#!/bin/bash </text:p>
            <text:p text:style-name="P7">i=0 </text:p>
            <text:p text:style-name="P7">k=1 </text:p>
            <text:p text:style-name="P7">while [ $i -le $1 ]; do </text:p>
            <text:p text:style-name="P7">k=$(( $k * $i )) </text:p>
            <text:p text:style-name="P7">let i=$i+1 </text:p>
            <text:p text:style-name="P7">done </text:p>
            <text:p text:style-name="P7">echo "el valor de la variable es:$1"</text:p>
            <text:p text:style-name="P7">./ejercicio32.sh 10000000 </text:p>
            <text:p text:style-name="P7"/>
            <text:p text:style-name="P8">b) top para mirar la prioridad inicial</text:p>
            <text:p text:style-name="P8">17227 root <text:s text:c="5"/>20 <text:s text:c="2"/>0 <text:s text:c="2"/>16604 <text:s text:c="2"/>1204 <text:s text:c="2"/>1008 R 100,0 <text:s/>0,0 <text:s text:c="2"/>0:04.10 ejercicio3+</text:p>
            <text:p text:style-name="P9">Aumento la prioridad del proceso</text:p>
            <text:p text:style-name="P8">renice 10 17227</text:p>
            <text:p text:style-name="P8">17227 root <text:s text:c="5"/>30 <text:s/>10 <text:s text:c="2"/>16604 <text:s text:c="2"/>1204 <text:s text:c="2"/>1008 R 100,0 <text:s/>0,0 <text:s text:c="2"/>2:44.21 ejercicio3+ </text:p>
            <text:p text:style-name="P9">Decremento la prioridad del proceso</text:p>
            <text:p text:style-name="P8">renice -20 17251</text:p>
            <text:p text:style-name="P8">17251 root <text:s text:c="6"/>0 -20 <text:s text:c="2"/>16604 <text:s text:c="2"/>1204 <text:s text:c="2"/>1008 R <text:s/>97,5 <text:s/>0,0 <text:s text:c="2"/>0:30.38 ejercicio3+</text:p>
            <text:p text:style-name="P8"/>
            <text:p text:style-name="P10">c) Tiempo de ejecucion del proceso 17<text:span text:style-name="T5">492 con prioridad 0</text:span>:</text:p>
            <text:p text:style-name="P12"><text:s/>time ./ejercicio32.sh 10000000 &amp;</text:p>
            <text:p text:style-name="P13">renice -20 17492</text:p>
            <text:p text:style-name="P11"><text:soft-page-break/>real<text:tab/>4m20.124s </text:p>
            <text:p text:style-name="P11">user<text:tab/>4m18.089s </text:p>
            <text:p text:style-name="P11">sys<text:tab/>0m0.896s </text:p>
            <text:p text:style-name="P10">Tiempo de ejecucion del proceso 17<text:span text:style-name="T5">489 con prioridad 20</text:span>:</text:p>
            <text:p text:style-name="P13">time ./ejercicio32.sh 10000000 &amp;</text:p>
            <text:p text:style-name="P11">real<text:tab/>4m20.124s </text:p>
            <text:p text:style-name="P11">user<text:tab/>4m18.089s </text:p>
            <text:p text:style-name="P11">sys<text:tab/>0m0.896s 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5.2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Standard">Mi solución a la <text:span text:style-name="T2">actividad 5.3</text:span> ha sido:</text:p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5.6</text:span> ha sido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5.7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5.9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7</meta:editing-cycles>
    <meta:creation-date>2011-10-05T09:46:35.67</meta:creation-date>
    <meta:editing-duration>PT22H57M52S</meta:editing-duration>
    <meta:generator>LibreOffice/4.2.6.3$Linux_X86_64 LibreOffice_project/420m0$Build-3</meta:generator>
    <dc:date>2014-10-24T22:37:39.612308960</dc:date>
    <meta:print-date>2011-10-06T10:39:21.37</meta:print-date>
    <meta:document-statistic meta:table-count="15" meta:image-count="1" meta:object-count="0" meta:page-count="4" meta:paragraph-count="54" meta:word-count="337" meta:character-count="1980" meta:non-whitespace-character-count="1622"/>
    <meta:user-defined meta:name="Información 1"/>
    <meta:user-defined meta:name="Información 2"/>
    <meta:user-defined meta:name="Información 3"/>
    <meta:user-defined meta:name="Información 4"/>
  </office:meta>
</office:document-meta>
</file>